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32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6.049cm" loext:decorative="false"/>
      <style:paragraph-properties style:writing-mode="lr-tb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4.235cm" svg:x="0.801cm" svg:y="5cm" presentation:class="title" presentation:user-transformed="true">
          <draw:text-box>
            <text:p>Сравнительный анализ Firefox vs Brav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Потребление RAM</text:span></text:p>
          </draw:text-box>
        </draw:frame>
        <draw:frame draw:style-name="gr2" draw:layer="layout" svg:width="12.6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9cm" svg:height="7.5cm" svg:x="17cm" svg:y="4.5cm">
          <draw:text-box>
            <text:p>Brave потребляет на 33% меньше оперативной памяти, что делает его более эффективным для устройств с ограниченными ресурсами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Энергопотребление</text:span></text:p>
          </draw:text-box>
        </draw:frame>
        <draw:frame draw:style-name="gr2" draw:layer="layout" svg:width="15.6cm" svg:height="9.134cm" svg:x="1.4cm" svg:y="3.685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3" draw:layer="layout" svg:width="10cm" svg:height="8cm" svg:x="16.5cm" svg:y="4.5cm">
          <draw:text-box>
            <text:p>Brave лучше, так как снижает нагрузку на батарею и продлевает время автономной работы.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Защита от трекеров</text:span></text:p>
          </draw:text-box>
        </draw:frame>
        <draw:frame draw:style-name="gr2" draw:layer="layout" svg:width="14.446cm" svg:height="9.155cm" svg:x="1.403cm" svg:y="3.175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8.5cm" svg:height="7.5cm" svg:x="18cm" svg:y="4.5cm">
          <draw:text-box>
            <text:p>Brave обеспечивает более строгую защиту конфиденциальности без необходимости дополнительных расширений.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Сильные стороны каждого браузера</text:span></text:p>
          </draw:text-box>
        </draw:frame>
        <draw:frame presentation:style-name="pr3" draw:text-style-name="P5" draw:layer="layout" svg:width="13.6cm" svg:height="4.815cm" svg:x="1.4cm" svg:y="3.685cm" presentation:class="outline" presentation:user-transformed="true">
          <draw:text-box>
            <text:list text:style-name="L3">
              <text:list-header>
                <text:p text:style-name="P5"><text:span text:style-name="T2">Firefox:</text:span></text:p>
              </text:list-header>
              <text:list-item>
                <text:p text:style-name="P5"><text:span text:style-name="T2">Отличная гибкостью и кастомизаця</text:span></text:p>
              </text:list-item>
              <text:list-item>
                <text:p text:style-name="P5"><text:span text:style-name="T2">поддержкой множества расширений</text:span></text:p>
              </text:list-item>
              <text:list-item>
                <text:p text:style-name="P5"><text:span text:style-name="T2">Открытый исходный код</text:span></text:p>
              </text:list-item>
            </text:list>
          </draw:text-box>
        </draw:frame>
        <draw:frame draw:style-name="gr5" draw:text-style-name="P3" draw:layer="layout" svg:width="10.5cm" svg:height="6.299cm" svg:x="16.5cm" svg:y="8.5cm">
          <draw:text-box>
            <text:p><text:s text:c="4"/>Brave:</text:p>
            <text:list text:style-name="L2">
              <text:list-item>
                <text:p>Высокая скорость загрузки страниц</text:p>
              </text:list-item>
              <text:list-item>
                <text:p>Встроенная защита от трекеров рекламы</text:p>
              </text:list-item>
              <text:list-item>
                <text:p>Нативные криптовалютные функции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Рекомендации по выбору</text:span></text:p>
          </draw:text-box>
        </draw:frame>
        <draw:frame presentation:style-name="pr3" draw:text-style-name="P5" draw:layer="layout" svg:width="25.199cm" svg:height="2.315cm" svg:x="1.4cm" svg:y="3.685cm" presentation:class="outline" presentation:user-transformed="true">
          <draw:text-box>
            <text:list text:style-name="L3">
              <text:list-header>
                <text:p text:style-name="P5"><text:span text:style-name="T2">Для начало стоит отметить, что оба браузера прекрасно справляются с поставленными задачами, однако, следует выбирать их, в зависимости от работы.</text:span></text:p>
              </text:list-header>
            </text:list>
          </draw:text-box>
        </draw:frame>
        <draw:frame draw:style-name="gr6" draw:text-style-name="P3" draw:layer="layout" svg:width="10.5cm" svg:height="4.571cm" svg:x="2.5cm" svg:y="6.5cm">
          <draw:text-box>
            <text:p>Firefox, если:</text:p>
            <text:list text:style-name="L2">
              <text:list-item>
                <text:p>Важен открытый исходный код и конфиденциальность</text:p>
              </text:list-item>
              <text:list-item>
                <text:p>Нужна высокая кастомизация</text:p>
              </text:list-item>
            </text:list>
          </draw:text-box>
        </draw:frame>
        <draw:frame draw:style-name="gr7" draw:text-style-name="P3" draw:layer="layout" svg:width="11.5cm" svg:height="6.299cm" svg:x="16cm" svg:y="6.5cm">
          <draw:text-box>
            <text:p>Brave если:</text:p>
            <text:list text:style-name="L2">
              <text:list-item>
                <text:p>Нужна скорость и встроенная защита от трекеров</text:p>
              </text:list-item>
              <text:list-item>
                <text:p>Есть интерес к криптовалютным интеграциям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пасибо за внимание :Р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empora LGC Uni" svg:font-family="'Tempora LGC Uni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empora LGC Uni" fo:font-size="24pt" fo:language="ru" fo:country="RU" style:font-name-asian="Open Sans1" style:font-size-asian="24pt" style:language-asian="zh" style:country-asian="CN" style:font-name-complex="Ope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9:02:11.914670583</meta:creation-date>
    <dc:date>2025-06-03T09:53:57.362809012</dc:date>
    <meta:editing-duration>PT51M44S</meta:editing-duration>
    <meta:editing-cycles>7</meta:editing-cycles>
    <meta:generator>LibreOffice/7.6.7.2$Linux_X86_64 LibreOffice_project/60$Build-2</meta:generator>
    <meta:document-statistic meta:object-count="5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gradient-name="Пастельный_20_букет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01cm" svg:height="9.135cm" xlink:href="." xlink:type="simple" chart:class="chart:circle" chart:style-name="ch1">
        <chart:legend chart:legend-position="top" svg:x="4.762cm" svg:y="0.184cm" style:legend-expansion="wide" chart:style-name="ch2"/>
        <chart:plot-area chart:style-name="ch3" chart:data-source-has-labels="both" svg:x="0.35cm" svg:y="1.212cm" svg:width="11.901cm" svg:height="7.573cm">
          <chart:coordinate-region svg:x="2.514cm" svg:y="1.213cm" svg:width="7.572cm" svg:height="7.57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Firefox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Brave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01cm" svg:height="9.135cm" xlink:href="." xlink:type="simple" chart:class="chart:circle" chart:style-name="ch1">
        <chart:legend chart:legend-position="top" svg:x="6.262cm" svg:y="0.184cm" style:legend-expansion="wide" chart:style-name="ch2"/>
        <chart:plot-area chart:style-name="ch3" chart:data-source-has-labels="both" svg:x="0.35cm" svg:y="1.212cm" svg:width="14.901cm" svg:height="7.573cm">
          <chart:coordinate-region svg:x="4.014cm" svg:y="1.213cm" svg:width="7.572cm" svg:height="7.57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Firefox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rave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47cm" svg:height="9.156cm" xlink:href="." xlink:type="simple" chart:class="chart:circle" chart:style-name="ch1">
        <chart:legend chart:legend-position="end" svg:x="12.607cm" svg:y="3.951cm" style:legend-expansion="high" chart:style-name="ch2"/>
        <chart:plot-area chart:style-name="ch3" chart:data-source-has-labels="both" svg:x="0.35cm" svg:y="0.35cm" svg:width="11.907cm" svg:height="8.456cm">
          <chart:coordinate-region svg:x="2.076cm" svg:y="0.351cm" svg:width="8.455cm" svg:height="8.45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Firefox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Breve</text:p>
              </table:table-cell>
              <table:table-cell office:value-type="float" office:value="980">
                <text:p>9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